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urse</text:p>
          </table:table-cell>
          <table:table-cell office:value-type="string">
            <text:p>Lecturer</text:p>
          </table:table-cell>
          <table:table-cell office:value-type="string">
            <text:p>Number_of_lectures</text:p>
          </table:table-cell>
          <table:table-cell office:value-type="string">
            <text:p>Minimum_working_days</text:p>
          </table:table-cell>
          <table:table-cell office:value-type="string">
            <text:p>Number_of_students</text:p>
          </table:table-cell>
        </table:table-row>
        <table:table-row table:style-name="ro1">
          <table:table-cell office:value-type="string">
            <text:p>C0000</text:p>
          </table:table-cell>
          <table:table-cell office:value-type="string">
            <text:p>L0000</text:p>
          </table:table-cell>
          <table:table-cell table:number-columns-repeated="2" office:value-type="float" office:value="3">
            <text:p>3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C0001</text:p>
          </table:table-cell>
          <table:table-cell office:value-type="string">
            <text:p>L0001</text:p>
          </table:table-cell>
          <table:table-cell table:number-columns-repeated="2"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0002</text:p>
          </table:table-cell>
          <table:table-cell office:value-type="string">
            <text:p>L0002</text:p>
          </table:table-cell>
          <table:table-cell table:number-columns-repeated="2" office:value-type="float" office:value="3">
            <text:p>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C0003</text:p>
          </table:table-cell>
          <table:table-cell office:value-type="string">
            <text:p>L0003</text:p>
          </table:table-cell>
          <table:table-cell table:number-columns-repeated="2" office:value-type="float" office:value="3">
            <text:p>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C0004</text:p>
          </table:table-cell>
          <table:table-cell office:value-type="string">
            <text:p>L0004</text:p>
          </table:table-cell>
          <table:table-cell table:number-columns-repeated="2" office:value-type="float" office:value="3">
            <text:p>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C0005</text:p>
          </table:table-cell>
          <table:table-cell office:value-type="string">
            <text:p>L0005</text:p>
          </table:table-cell>
          <table:table-cell table:number-columns-repeated="2"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C0006</text:p>
          </table:table-cell>
          <table:table-cell office:value-type="string">
            <text:p>L00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C0007</text:p>
          </table:table-cell>
          <table:table-cell office:value-type="string">
            <text:p>L0007</text:p>
          </table:table-cell>
          <table:table-cell table:number-columns-repeated="2" office:value-type="float" office:value="3">
            <text:p>3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C0008</text:p>
          </table:table-cell>
          <table:table-cell office:value-type="string">
            <text:p>L0008</text:p>
          </table:table-cell>
          <table:table-cell table:number-columns-repeated="2" office:value-type="float" office:value="3">
            <text:p>3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C0009</text:p>
          </table:table-cell>
          <table:table-cell office:value-type="string">
            <text:p>L0009</text:p>
          </table:table-cell>
          <table:table-cell table:number-columns-repeated="2"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C0010</text:p>
          </table:table-cell>
          <table:table-cell office:value-type="string">
            <text:p>L0010</text:p>
          </table:table-cell>
          <table:table-cell table:number-columns-repeated="2"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C0011</text:p>
          </table:table-cell>
          <table:table-cell office:value-type="string">
            <text:p>L0011</text:p>
          </table:table-cell>
          <table:table-cell table:number-columns-repeated="2"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0012</text:p>
          </table:table-cell>
          <table:table-cell office:value-type="string">
            <text:p>L0012</text:p>
          </table:table-cell>
          <table:table-cell table:number-columns-repeated="2"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C0013</text:p>
          </table:table-cell>
          <table:table-cell office:value-type="string">
            <text:p>L0012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014</text:p>
          </table:table-cell>
          <table:table-cell office:value-type="string">
            <text:p>L0013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15</text:p>
          </table:table-cell>
          <table:table-cell office:value-type="string">
            <text:p>L0014</text:p>
          </table:table-cell>
          <table:table-cell table:number-columns-repeated="2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0016</text:p>
          </table:table-cell>
          <table:table-cell office:value-type="string">
            <text:p>L0015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17</text:p>
          </table:table-cell>
          <table:table-cell office:value-type="string">
            <text:p>L00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C0018</text:p>
          </table:table-cell>
          <table:table-cell office:value-type="string">
            <text:p>L0017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19</text:p>
          </table:table-cell>
          <table:table-cell office:value-type="string">
            <text:p>L0018</text:p>
          </table:table-cell>
          <table:table-cell table:number-columns-repeated="2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0020</text:p>
          </table:table-cell>
          <table:table-cell office:value-type="string">
            <text:p>L00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C0021</text:p>
          </table:table-cell>
          <table:table-cell office:value-type="string">
            <text:p>L0020</text:p>
          </table:table-cell>
          <table:table-cell table:number-columns-repeated="2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0022</text:p>
          </table:table-cell>
          <table:table-cell office:value-type="string">
            <text:p>L0021</text:p>
          </table:table-cell>
          <table:table-cell table:number-columns-repeated="2" office:value-type="float" office:value="3">
            <text:p>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C0023</text:p>
          </table:table-cell>
          <table:table-cell office:value-type="string">
            <text:p>L00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C0024</text:p>
          </table:table-cell>
          <table:table-cell office:value-type="string">
            <text:p>L0000</text:p>
          </table:table-cell>
          <table:table-cell table:number-columns-repeated="2" office:value-type="float" office:value="3">
            <text:p>3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C0025</text:p>
          </table:table-cell>
          <table:table-cell office:value-type="string">
            <text:p>L0023</text:p>
          </table:table-cell>
          <table:table-cell table:number-columns-repeated="2" office:value-type="float" office:value="3">
            <text:p>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C0026</text:p>
          </table:table-cell>
          <table:table-cell office:value-type="string">
            <text:p>L0024</text:p>
          </table:table-cell>
          <table:table-cell table:number-columns-repeated="2" office:value-type="float" office:value="3">
            <text:p>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C0027</text:p>
          </table:table-cell>
          <table:table-cell office:value-type="string">
            <text:p>L0025</text:p>
          </table:table-cell>
          <table:table-cell table:number-columns-repeated="2" office:value-type="float" office:value="3">
            <text:p>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C0028</text:p>
          </table:table-cell>
          <table:table-cell office:value-type="string">
            <text:p>L0026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C0029</text:p>
          </table:table-cell>
          <table:table-cell office:value-type="string">
            <text:p>L0027</text:p>
          </table:table-cell>
          <table:table-cell table:number-columns-repeated="2"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0030</text:p>
          </table:table-cell>
          <table:table-cell office:value-type="string">
            <text:p>L0004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0031</text:p>
          </table:table-cell>
          <table:table-cell office:value-type="string">
            <text:p>L0017</text:p>
          </table:table-cell>
          <table:table-cell table:number-columns-repeated="2"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0032</text:p>
          </table:table-cell>
          <table:table-cell office:value-type="string">
            <text:p>L0028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0033</text:p>
          </table:table-cell>
          <table:table-cell office:value-type="string">
            <text:p>L0029</text:p>
          </table:table-cell>
          <table:table-cell table:number-columns-repeated="2" office:value-type="float" office:value="3">
            <text:p>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C0034</text:p>
          </table:table-cell>
          <table:table-cell office:value-type="string">
            <text:p>L0029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035</text:p>
          </table:table-cell>
          <table:table-cell office:value-type="string">
            <text:p>L0030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0036</text:p>
          </table:table-cell>
          <table:table-cell office:value-type="string">
            <text:p>L0031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037</text:p>
          </table:table-cell>
          <table:table-cell office:value-type="string">
            <text:p>L0030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0038</text:p>
          </table:table-cell>
          <table:table-cell office:value-type="string">
            <text:p>L0031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039</text:p>
          </table:table-cell>
          <table:table-cell office:value-type="string">
            <text:p>L0032</text:p>
          </table:table-cell>
          <table:table-cell table:number-columns-repeated="2" office:value-type="float" office:value="3">
            <text:p>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0040</text:p>
          </table:table-cell>
          <table:table-cell office:value-type="string">
            <text:p>L0033</text:p>
          </table:table-cell>
          <table:table-cell table:number-columns-repeated="2" office:value-type="float" office:value="3">
            <text:p>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0041</text:p>
          </table:table-cell>
          <table:table-cell office:value-type="string">
            <text:p>L0034</text:p>
          </table:table-cell>
          <table:table-cell table:number-columns-repeated="2" office:value-type="float" office:value="3">
            <text:p>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0042</text:p>
          </table:table-cell>
          <table:table-cell office:value-type="string">
            <text:p>L0035</text:p>
          </table:table-cell>
          <table:table-cell table:number-columns-repeated="2" office:value-type="float" office:value="3">
            <text:p>3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C0043</text:p>
          </table:table-cell>
          <table:table-cell office:value-type="string">
            <text:p>L0036</text:p>
          </table:table-cell>
          <table:table-cell table:number-columns-repeated="2" office:value-type="float" office:value="3">
            <text:p>3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C0044</text:p>
          </table:table-cell>
          <table:table-cell office:value-type="string">
            <text:p>L0037</text:p>
          </table:table-cell>
          <table:table-cell table:number-columns-repeated="2" office:value-type="float" office:value="3">
            <text:p>3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C0045</text:p>
          </table:table-cell>
          <table:table-cell office:value-type="string">
            <text:p>L0038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46</text:p>
          </table:table-cell>
          <table:table-cell office:value-type="string">
            <text:p>L0039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47</text:p>
          </table:table-cell>
          <table:table-cell office:value-type="string">
            <text:p>L0040</text:p>
          </table:table-cell>
          <table:table-cell table:number-columns-repeated="2" office:value-type="float" office:value="3">
            <text:p>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0048</text:p>
          </table:table-cell>
          <table:table-cell office:value-type="string">
            <text:p>L0037</text:p>
          </table:table-cell>
          <table:table-cell table:number-columns-repeated="2" office:value-type="float" office:value="3">
            <text:p>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C0049</text:p>
          </table:table-cell>
          <table:table-cell office:value-type="string">
            <text:p>L0041</text:p>
          </table:table-cell>
          <table:table-cell table:number-columns-repeated="2"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0050</text:p>
          </table:table-cell>
          <table:table-cell office:value-type="string">
            <text:p>L0042</text:p>
          </table:table-cell>
          <table:table-cell table:number-columns-repeated="2" office:value-type="float" office:value="3">
            <text:p>3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C0051</text:p>
          </table:table-cell>
          <table:table-cell office:value-type="string">
            <text:p>L0043</text:p>
          </table:table-cell>
          <table:table-cell table:number-columns-repeated="2" office:value-type="float" office:value="3">
            <text:p>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0052</text:p>
          </table:table-cell>
          <table:table-cell office:value-type="string">
            <text:p>L0044</text:p>
          </table:table-cell>
          <table:table-cell table:number-columns-repeated="2"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0053</text:p>
          </table:table-cell>
          <table:table-cell office:value-type="string">
            <text:p>L0038</text:p>
          </table:table-cell>
          <table:table-cell table:number-columns-repeated="2" office:value-type="float" office:value="3">
            <text:p>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C0054</text:p>
          </table:table-cell>
          <table:table-cell office:value-type="string">
            <text:p>L0045</text:p>
          </table:table-cell>
          <table:table-cell table:number-columns-repeated="2" office:value-type="float" office:value="3">
            <text:p>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C0055</text:p>
          </table:table-cell>
          <table:table-cell office:value-type="string">
            <text:p>L0046</text:p>
          </table:table-cell>
          <table:table-cell table:number-columns-repeated="2" office:value-type="float" office:value="3">
            <text:p>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C0056</text:p>
          </table:table-cell>
          <table:table-cell office:value-type="string">
            <text:p>L00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0057</text:p>
          </table:table-cell>
          <table:table-cell office:value-type="string">
            <text:p>L0047</text:p>
          </table:table-cell>
          <table:table-cell table:number-columns-repeated="2"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0058</text:p>
          </table:table-cell>
          <table:table-cell office:value-type="string">
            <text:p>L0048</text:p>
          </table:table-cell>
          <table:table-cell table:number-columns-repeated="2"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0059</text:p>
          </table:table-cell>
          <table:table-cell office:value-type="string">
            <text:p>L0049</text:p>
          </table:table-cell>
          <table:table-cell table:number-columns-repeated="2"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0060</text:p>
          </table:table-cell>
          <table:table-cell office:value-type="string">
            <text:p>L0050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C0061</text:p>
          </table:table-cell>
          <table:table-cell office:value-type="string">
            <text:p>L0051</text:p>
          </table:table-cell>
          <table:table-cell table:number-columns-repeated="2" office:value-type="float" office:value="3">
            <text:p>3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C0062</text:p>
          </table:table-cell>
          <table:table-cell office:value-type="string">
            <text:p>L0052</text:p>
          </table:table-cell>
          <table:table-cell table:number-columns-repeated="2" office:value-type="float" office:value="3">
            <text:p>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C0063</text:p>
          </table:table-cell>
          <table:table-cell office:value-type="string">
            <text:p>L0053</text:p>
          </table:table-cell>
          <table:table-cell table:number-columns-repeated="2"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0064</text:p>
          </table:table-cell>
          <table:table-cell office:value-type="string">
            <text:p>L0054</text:p>
          </table:table-cell>
          <table:table-cell table:number-columns-repeated="2"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65</text:p>
          </table:table-cell>
          <table:table-cell office:value-type="string">
            <text:p>L005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66</text:p>
          </table:table-cell>
          <table:table-cell office:value-type="string">
            <text:p>L0055</text:p>
          </table:table-cell>
          <table:table-cell table:number-columns-repeated="2"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67</text:p>
          </table:table-cell>
          <table:table-cell office:value-type="string">
            <text:p>L005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68</text:p>
          </table:table-cell>
          <table:table-cell office:value-type="string">
            <text:p>L0056</text:p>
          </table:table-cell>
          <table:table-cell table:number-columns-repeated="2"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69</text:p>
          </table:table-cell>
          <table:table-cell office:value-type="string">
            <text:p>L005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70</text:p>
          </table:table-cell>
          <table:table-cell office:value-type="string">
            <text:p>L0057</text:p>
          </table:table-cell>
          <table:table-cell table:number-columns-repeated="2"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71</text:p>
          </table:table-cell>
          <table:table-cell office:value-type="string">
            <text:p>L0044</text:p>
          </table:table-cell>
          <table:table-cell table:number-columns-repeated="2" office:value-type="float" office:value="3">
            <text:p>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0072</text:p>
          </table:table-cell>
          <table:table-cell office:value-type="string">
            <text:p>L0023</text:p>
          </table:table-cell>
          <table:table-cell table:number-columns-repeated="2" office:value-type="float" office:value="3">
            <text:p>3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C0073</text:p>
          </table:table-cell>
          <table:table-cell office:value-type="string">
            <text:p>L0058</text:p>
          </table:table-cell>
          <table:table-cell table:number-columns-repeated="2"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0074</text:p>
          </table:table-cell>
          <table:table-cell office:value-type="string">
            <text:p>L0059</text:p>
          </table:table-cell>
          <table:table-cell table:number-columns-repeated="2"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C0075</text:p>
          </table:table-cell>
          <table:table-cell office:value-type="string">
            <text:p>L0060</text:p>
          </table:table-cell>
          <table:table-cell table:number-columns-repeated="2" office:value-type="float" office:value="3">
            <text:p>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C0076</text:p>
          </table:table-cell>
          <table:table-cell office:value-type="string">
            <text:p>L0061</text:p>
          </table:table-cell>
          <table:table-cell table:number-columns-repeated="2" office:value-type="float" office:value="3">
            <text:p>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0077</text:p>
          </table:table-cell>
          <table:table-cell office:value-type="string">
            <text:p>L0062</text:p>
          </table:table-cell>
          <table:table-cell table:number-columns-repeated="2" office:value-type="float" office:value="3">
            <text:p>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C0078</text:p>
          </table:table-cell>
          <table:table-cell office:value-type="string">
            <text:p>L0051</text:p>
          </table:table-cell>
          <table:table-cell table:number-columns-repeated="2"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0079</text:p>
          </table:table-cell>
          <table:table-cell office:value-type="string">
            <text:p>L0063</text:p>
          </table:table-cell>
          <table:table-cell table:number-columns-repeated="2"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C0080</text:p>
          </table:table-cell>
          <table:table-cell office:value-type="string">
            <text:p>L0027</text:p>
          </table:table-cell>
          <table:table-cell table:number-columns-repeated="2"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0081</text:p>
          </table:table-cell>
          <table:table-cell office:value-type="string">
            <text:p>L0064</text:p>
          </table:table-cell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0082</text:p>
          </table:table-cell>
          <table:table-cell office:value-type="string">
            <text:p>L0065</text:p>
          </table:table-cell>
          <table:table-cell table:number-columns-repeated="2" office:value-type="float" office:value="2">
            <text:p>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0083</text:p>
          </table:table-cell>
          <table:table-cell office:value-type="string">
            <text:p>L0065</text:p>
          </table:table-cell>
          <table:table-cell table:number-columns-repeated="2"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0084</text:p>
          </table:table-cell>
          <table:table-cell office:value-type="string">
            <text:p>L00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C0085</text:p>
          </table:table-cell>
          <table:table-cell office:value-type="string">
            <text:p>L0066</text:p>
          </table:table-cell>
          <table:table-cell table:number-columns-repeated="2"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0086</text:p>
          </table:table-cell>
          <table:table-cell office:value-type="string">
            <text:p>L0067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0087</text:p>
          </table:table-cell>
          <table:table-cell office:value-type="string">
            <text:p>L0068</text:p>
          </table:table-cell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0088</text:p>
          </table:table-cell>
          <table:table-cell office:value-type="string">
            <text:p>L0069</text:p>
          </table:table-cell>
          <table:table-cell table:number-columns-repeated="2" office:value-type="float" office:value="3">
            <text:p>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0089</text:p>
          </table:table-cell>
          <table:table-cell office:value-type="string">
            <text:p>L0070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90</text:p>
          </table:table-cell>
          <table:table-cell office:value-type="string">
            <text:p>L0070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91</text:p>
          </table:table-cell>
          <table:table-cell office:value-type="string">
            <text:p>L007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92</text:p>
          </table:table-cell>
          <table:table-cell office:value-type="string">
            <text:p>L007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93</text:p>
          </table:table-cell>
          <table:table-cell office:value-type="string">
            <text:p>L0073</text:p>
          </table:table-cell>
          <table:table-cell table:number-columns-repeated="2" office:value-type="float" office:value="3">
            <text:p>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C0094</text:p>
          </table:table-cell>
          <table:table-cell office:value-type="string">
            <text:p>L00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C0095</text:p>
          </table:table-cell>
          <table:table-cell office:value-type="string">
            <text:p>L0075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096</text:p>
          </table:table-cell>
          <table:table-cell office:value-type="string">
            <text:p>L007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97</text:p>
          </table:table-cell>
          <table:table-cell office:value-type="string">
            <text:p>L007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0098</text:p>
          </table:table-cell>
          <table:table-cell office:value-type="string">
            <text:p>L007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0099</text:p>
          </table:table-cell>
          <table:table-cell office:value-type="string">
            <text:p>L007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100</text:p>
          </table:table-cell>
          <table:table-cell office:value-type="string">
            <text:p>L008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101</text:p>
          </table:table-cell>
          <table:table-cell office:value-type="string">
            <text:p>L008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102</text:p>
          </table:table-cell>
          <table:table-cell office:value-type="string">
            <text:p>L008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0103</text:p>
          </table:table-cell>
          <table:table-cell office:value-type="string">
            <text:p>L0017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104</text:p>
          </table:table-cell>
          <table:table-cell office:value-type="string">
            <text:p>L0083</text:p>
          </table:table-cell>
          <table:table-cell table:number-columns-repeated="2" office:value-type="float" office:value="3">
            <text:p>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C0105</text:p>
          </table:table-cell>
          <table:table-cell office:value-type="string">
            <text:p>L0084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0106</text:p>
          </table:table-cell>
          <table:table-cell office:value-type="string">
            <text:p>L0085</text:p>
          </table:table-cell>
          <table:table-cell table:number-columns-repeated="2" office:value-type="float" office:value="3">
            <text:p>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C0107</text:p>
          </table:table-cell>
          <table:table-cell office:value-type="string">
            <text:p>L008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 table:number-rows-repeated="40">
          <table:table-cell table:number-columns-repeated="5"/>
        </table:table-row>
        <table:table-row table:style-name="ro1">
          <table:table-cell table:number-columns-repeated="2"/>
          <table:table-cell table:formula="of:=AVERAGE([.C2:.C149])" office:value-type="float" office:value="3.34259259259259">
            <text:p>3.3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2:.C149])" office:value-type="float" office:value="361">
            <text:p>36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18/04/2015</text:date>, <text:time>16:5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1M8S</meta:editing-duration>
    <meta:editing-cycles>4</meta:editing-cycles>
    <meta:generator>OpenOffice/4.0.1$Win32 OpenOffice.org_project/401m5$Build-9714</meta:generator>
    <dc:date>2015-04-18T16:59:23.51</dc:date>
    <dc:creator>adrien haegel</dc:creator>
    <meta:document-statistic meta:table-count="3" meta:cell-count="547" meta:object-count="0"/>
    <meta:user-defined meta:name="Info 1"/>
    <meta:user-defined meta:name="Info 2"/>
    <meta:user-defined meta:name="Info 3"/>
    <meta:user-defined meta:name="Info 4"/>
  </office:meta>
</office:document-meta>
</file>